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5210000196E6195D7F7.svm"/>
  <manifest:file-entry manifest:media-type="" manifest:full-path="Pictures/200000070000488F000030458846112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Arial, Helvetica, sans-serif"/>
    <style:font-face style:name="OpenSymbol" svg:font-family="OpenSymbol"/>
    <style:font-face style:name="Arial2" svg:font-family="Arial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fo:color="#002060" style:text-outline="false" style:text-line-through-styl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0000" style:font-name="Calibri" fo:font-size="12pt"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Calibri"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color="#000000" style:font-name="Calibri" fo:font-size="12pt"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Caption">
      <style:paragraph-properties fo:text-align="center" style:justify-single-word="false"/>
      <style:text-properties fo:color="#0066cc" fo:font-style="italic" style:text-underline-style="solid" style:text-underline-width="auto" style:text-underline-color="font-color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6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 style:list-style-name="L7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8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 style:list-style-name="L10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 style:list-style-name="L11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1" style:family="paragraph" style:parent-style-name="Standard" style:list-style-name="L12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 style:list-style-name="L13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3" style:family="paragraph" style:parent-style-name="Standard" style:list-style-name="L14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4" style:family="paragraph" style:parent-style-name="Standard" style:list-style-name="L15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16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17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19">
      <style:paragraph-properties fo:text-align="justify" style:justify-single-word="false"/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style:font-name="Calibri" fo:font-size="11pt" style:text-underline-style="none" fo:font-weight="normal" style:font-weight-asian="normal" style:font-weight-complex="normal"/>
    </style:style>
    <style:style style:name="P29" style:family="paragraph" style:parent-style-name="Standard" style:list-style-name="L9">
      <style:paragraph-properties fo:text-align="justify" style:justify-single-word="false"/>
      <style:text-properties fo:color="#000000" style:font-name="Calibri" fo:font-size="11pt" style:text-underline-style="none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1" style:family="paragraph" style:parent-style-name="Standard" style:list-style-name="L3">
      <style:paragraph-properties fo:text-align="justify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L6">
      <style:paragraph-properties fo:text-align="justify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7">
      <style:paragraph-properties fo:text-align="justify" style:justify-single-word="false"/>
      <style:text-properties fo:color="#000000" style:font-name="Calibri" fo:font-size="10pt" style:text-underline-style="none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style:font-name="Calibri" fo:font-size="12pt"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style:font-name="Calibri" fo:font-size="12pt"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4">
      <style:paragraph-properties fo:text-align="justify" style:justify-single-word="false"/>
      <style:text-properties fo:font-size="11pt" style:font-size-asian="11pt" style:font-size-complex="11pt"/>
    </style:style>
    <style:style style:name="P38" style:family="paragraph" style:parent-style-name="Standard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39" style:family="paragraph" style:parent-style-name="Standard" style:list-style-name="L18">
      <style:paragraph-properties fo:text-align="justify" style:justify-single-word="false"/>
    </style:style>
    <style:style style:name="P40" style:family="paragraph" style:parent-style-name="Standard">
      <style:paragraph-properties fo:text-align="center" style:justify-single-word="false" fo:break-before="page"/>
      <style:text-properties fo:color="#000000" style:font-name="Calibri" fo:font-size="12pt"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fo:color="#002060" style:text-outline="false" style:text-line-through-styl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Calibri" style:text-underline-style="none" fo:font-weight="normal" style:font-weight-asian="normal" style:font-weight-complex="normal"/>
    </style:style>
    <style:style style:name="T4" style:family="text">
      <style:text-properties fo:color="#000000" style:font-name="Calibri" style:text-underline-style="none" fo:font-weight="bold" style:font-weight-asian="bold" style:font-weight-complex="bold"/>
    </style:style>
    <style:style style:name="T5" style:family="text">
      <style:text-properties fo:color="#000000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size-asian="11pt" style:font-size-complex="11pt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SERCIZIO N° 1</text:p>
      <text:p text:style-name="P4">“TRASPORTI PUBBLICI”</text:p>
      <text:p text:style-name="P4">(IMPLEMENTAZIONE DATABASE DA SCHEMA FISICO, POPOLAMENTO TABELLE, QUERY, TRIGGER)</text:p>
      <text:p text:style-name="P4"/>
      <text:p text:style-name="P8">Per lo svolgimento dell'esercizio fare riferimento ai materiali didattici dell'argomento DATABASE. </text:p>
      <text:p text:style-name="P8"/>
      <text:p text:style-name="P8">Dato il seguente schema fisico in allegato al test, di cui si riporta la grafica: </text:p>
      <text:p text:style-name="P8"/>
      <text:p text:style-name="P7"><draw:frame draw:style-name="fr1" draw:name="Cornice1" text:anchor-type="paragraph" svg:width="14.559cm" draw:z-index="5"><draw:text-box fo:min-height="8.495cm"><text:p text:style-name="P11"><draw:frame draw:style-name="fr3" draw:name="immagini5" text:anchor-type="paragraph" svg:width="14.559cm" svg:height="8.495cm" style:rel-height="scale" draw:z-index="6"><draw:image xlink:href="Pictures/200000070000488F0000304588461121.svm" xlink:type="simple" xlink:show="embed" xlink:actuate="onLoad"/></draw:frame>schema fisico del database 'trasporti'</text:p></draw:text-box></draw:frame></text:p>
      <text:p text:style-name="P7"/>
      <text:p text:style-name="P8">Nel database in oggetto vengono tracciati gli spostamenti di un cittadino che usa i mezzi di trasporto pubblico della sua città.</text:p>
      <text:p text:style-name="P6">cittadino</text:p>
      <text:p text:style-name="P7"/>
      <text:list xml:id="list8073288043537989762" text:style-name="L1">
        <text:list-item>
          <text:p text:style-name="P13">Per ogni cittadino si vuole conoscere, oltre al codice_fiscale ed al suo nominativo, la zona di residenza.</text:p>
        </text:list-item>
        <text:list-item>
          <text:p text:style-name="P13">Le zone della città sono quattro, mappate con un codice tra i seguenti: 'A', 'B', 'C', 'D'.</text:p>
        </text:list-item>
      </text:list>
      <text:p text:style-name="P7"/>
      <text:p text:style-name="P5">mezzo</text:p>
      <text:list xml:id="list117999522524986947" text:style-name="L2">
        <text:list-item>
          <text:p text:style-name="P14">I mezzi di trasporto previsti sono del tipo: TRAM (TR), TRENO (TN), BUS (BS), METRO (MT), FUNICOLARE (FN).</text:p>
        </text:list-item>
        <text:list-item>
          <text:p text:style-name="P14">Il codice del mezzo è dato dalla seguente codifica, ad esempio: TN-001 (TRENO numero 001. Fino ad un massimo di cento treni) oppure BS-022 (Bus numero 022 del totale bus a disposizione. Fino ad un massimo di cento bus)</text:p>
        </text:list-item>
        <text:list-item>
          <text:p text:style-name="P14">Il mezzo ha un indice_ecologico: da 0 non ecologico a 5 altamente ecologico. I mezzi su rotaia (metro, tram, treno) sono sempre considerati ecologici, con un indice_ecologico tra 3 e 5.</text:p>
        </text:list-item>
        <text:list-item>
          <text:p text:style-name="P14"><text:soft-page-break/>Ogni mezzo ha un limite di chilometri percorribili, oltre il quale il mezzo non può più circolare.</text:p>
        </text:list-item>
        <text:list-item>
          <text:p text:style-name="P14">Ogni mezzo ha una capienza massima di persone.</text:p>
        </text:list-item>
      </text:list>
      <text:p text:style-name="P7"/>
      <text:p text:style-name="P6">spostamento</text:p>
      <text:list xml:id="list7508335017562398338" text:style-name="L3">
        <text:list-item>
          <text:p text:style-name="P15">Lo spostamento di un cittadino che usa il mezzo di trasporto è tracciato tenendo conto dei chilometri percorsi dal cittadino usando il mezzo.</text:p>
        </text:list-item>
        <text:list-item>
          <text:p text:style-name="P15">I chilometri percorsi da un mezzo sono calcolati in modo fittizio: sono dati dalla somma totale dei chilometri percorsi negli spostamenti col mezzo diviso la capienza di posti del mezzo.</text:p>
          <text:p text:style-name="P31"/>
        </text:list-item>
      </text:list>
      <text:p text:style-name="P7">Il significato dei campi delle tabelle è il seguente:</text:p>
      <text:p text:style-name="P7"/>
      <text:p text:style-name="P6">TABELLA 'cittadino'</text:p>
      <text:list xml:id="list7071681263179906119" text:style-name="L4">
        <text:list-item>
          <text:p text:style-name="P37"><text:span text:style-name="T4">codice_fiscale</text:span><text:span text:style-name="T3"> =&gt; codice fiscale del cittadino</text:span></text:p>
        </text:list-item>
        <text:list-item>
          <text:p text:style-name="P37"><text:span text:style-name="T4">nominativo</text:span><text:span text:style-name="T3"> =&gt; nome e cognome del cittadino</text:span></text:p>
        </text:list-item>
      </text:list>
      <text:list xml:id="list1816199932134007445" text:style-name="L5">
        <text:list-item>
          <text:p text:style-name="P38"><text:span text:style-name="T4">zona_residenza</text:span><text:span text:style-name="T3"> =&gt; <text:s/>zona della città in cui il cittadino risiede (da 'A' a 'D')</text:span></text:p>
        </text:list-item>
      </text:list>
      <text:p text:style-name="P7"/>
      <text:p text:style-name="P6">TABELLA 'mezzo'</text:p>
      <text:list xml:id="list515506137623783501" text:style-name="L6">
        <text:list-item>
          <text:p text:style-name="P32"><text:span text:style-name="T7">codice_mezzo</text:span><text:span text:style-name="T6"> =&gt; codifica del mezzo di trasporto in base a tipologia e progressivo (TN-001 oppure BS-022 <text:tab/>ecc...)</text:span></text:p>
        </text:list-item>
        <text:list-item>
          <text:p text:style-name="P16"><text:span text:style-name="T2">anno_produzione</text:span> =&gt; anno in cui il mezzo è stato prodotto</text:p>
        </text:list-item>
        <text:list-item>
          <text:p text:style-name="P16"><text:span text:style-name="T2">limite_km_percorribili </text:span>=&gt; limiti di chilometri massimo che il mezzo può percorrere nell'arco temporale del <text:tab/>suo utilizzo (chilometri massimi percorribili nella vita del mezzo).</text:p>
        </text:list-item>
        <text:list-item>
          <text:p text:style-name="P16"><text:span text:style-name="T2">capienza_massima</text:span> =&gt; capienza massima di persone che il mezzo può tasportare</text:p>
        </text:list-item>
        <text:list-item>
          <text:p text:style-name="P16"><text:span text:style-name="T2">indice_ecologico</text:span> =&gt; indice di impatto ecologico del mezzo (valori da 0 a 5)</text:p>
        </text:list-item>
        <text:list-item>
          <text:p text:style-name="P16"><text:span text:style-name="T2">descrizione</text:span> =&gt; eventuale breve descrizione del mezzo (esempio: treno di colore blu con 3 vagoni, ecc..)</text:p>
          <text:p text:style-name="P32"><text:tab/><text:tab/></text:p>
        </text:list-item>
      </text:list>
      <text:p text:style-name="P6">TABELLA 'spostamento'</text:p>
      <text:list xml:id="list10832965271961905" text:style-name="L7">
        <text:list-item>
          <text:p text:style-name="P17"><text:span text:style-name="T2">id_spostamento</text:span> =&gt; numero progressivo di spostamento</text:p>
        </text:list-item>
        <text:list-item>
          <text:p text:style-name="P17"><text:span text:style-name="T2">data_spostamento</text:span> =&gt; data in cui il cittadino effettua lo spostamento</text:p>
        </text:list-item>
        <text:list-item>
          <text:p text:style-name="P17"><text:span text:style-name="T2">codice_fiscale</text:span> =&gt; codice fiscale del cittadino che si sposta</text:p>
        </text:list-item>
        <text:list-item>
          <text:p text:style-name="P17"><text:span text:style-name="T2">codice_mezzo</text:span> =&gt; codice del mezzo usato dal cittadino per lo spostamento</text:p>
        </text:list-item>
        <text:list-item>
          <text:p text:style-name="P17"><text:span text:style-name="T2">km_percorsi </text:span>=&gt; chilometri percorsi dal cittadino usando il mezzo per lo spostamento</text:p>
          <text:p text:style-name="P33"/>
        </text:list-item>
      </text:list>
      <text:p text:style-name="P7"/>
      <text:p text:style-name="P9">(1) Implementare lo schema fisico, definendo per ciascuna tabella, nell'ordine:</text:p>
      <text:p text:style-name="P8"/>
      <text:list xml:id="list4295727691224907676" text:style-name="L8">
        <text:list-item>
          <text:p text:style-name="P18">la tipologia del campo</text:p>
        </text:list-item>
        <text:list-item>
          <text:p text:style-name="P18">eventuali campi NULL </text:p>
        </text:list-item>
        <text:list-item>
          <text:p text:style-name="P18">eventuali campi auto-incrementanti</text:p>
        </text:list-item>
        <text:list-item>
          <text:p text:style-name="P18">la chiave primaria (primary-key)</text:p>
        </text:list-item>
        <text:list-item>
          <text:p text:style-name="P18">le eventuali chiavi correlate (foreign-key)</text:p>
        </text:list-item>
        <text:list-item>
          <text:p text:style-name="P18">i campi indice (si può anche fare in un secondo momento, dopo avere implementato le query di tipo 'SELECT' capendo quali condizioni ci sono in 'WHERE')</text:p>
        </text:list-item>
      </text:list>
      <text:list xml:id="list8379405284072757064" text:style-name="L9">
        <text:list-header>
          <text:p text:style-name="P29"/>
        </text:list-header>
      </text:list>
      <text:p text:style-name="P9"><text:soft-page-break/>(2) Popolare le tabelle:</text:p>
      <text:list xml:id="list3543470237233892051" text:style-name="L10">
        <text:list-item>
          <text:p text:style-name="P19">con almeno due cittadini per zona e dieci mezzi di trasporto, di cui due mezzi di trasporto per ciascuna tipologia: due tram, due treni, ecc..</text:p>
        </text:list-item>
        <text:list-item>
          <text:p text:style-name="P19">Inserire poi venti spostamenti, svolti in quattro diverse giornate (cinque spostamenti per giornata), effettuati su cinque mezzi di tipologia diversa (gli altri cinque mezzi di tipologia diversa non hanno spostamenti: un tram un bus una metro ecc.. senza spostamenti).</text:p>
        </text:list-item>
      </text:list>
      <text:p text:style-name="P8"><text:tab/>Avremo un tram, un treno, un bus, una metro ed una funicolare per cui sono stati effettuati <text:tab/>spostamenti ed un tram, un treno, un bus, una metro ed una funicolare senza spostamenti.</text:p>
      <text:p text:style-name="P9"/>
      <text:p text:style-name="P9">(3) Rispondere alle seguenti query richieste:</text:p>
      <text:p text:style-name="P8"><text:s text:c="5"/>NOTA: si può anche fornire una parte della soluzione per i punti tra a) e p) ed affrontare i punti q) ed r):</text:p>
      <text:p text:style-name="P8"><text:s text:c="3"/></text:p>
      <text:list xml:id="list6886664793911695838" text:style-name="L11">
        <text:list-item>
          <text:p text:style-name="P20">selezionare tutti i mezzi di trasporto di tipo tram</text:p>
        </text:list-item>
        <text:list-item>
          <text:p text:style-name="P20">selezionare tutti i mezzi di trasporto che sono bus o metro</text:p>
        </text:list-item>
        <text:list-item>
          <text:p text:style-name="P20">selezionare tutti i cittadini che risiedono o nella zona 'A' o nella zona 'D' </text:p>
        </text:list-item>
        <text:list-item>
          <text:p text:style-name="P20">selezionare tutti gli spostamenti effettuati in una determinata data </text:p>
        </text:list-item>
        <text:list-item>
          <text:p text:style-name="P20">selezionare tutti gli spostamenti effettuati in un intervallo di date</text:p>
        </text:list-item>
        <text:list-item>
          <text:p text:style-name="P20">calcolare il totale di chilometri percorsi da un determinato cittadino di cui è noto il codice fiscale, indipendentemente dal mezzo di trasporto usato</text:p>
        </text:list-item>
        <text:list-item>
          <text:p text:style-name="P20">calcolare il totale di chilometri percorsi dai cittadini della zona 'B' o 'C', indipendentemente dal mezzo di trasporto usato</text:p>
        </text:list-item>
        <text:list-item>
          <text:p text:style-name="P20">selezionare tutti i cittadini senza spostamenti</text:p>
        </text:list-item>
        <text:list-item>
          <text:p text:style-name="P20">selezionare tutti i mezzi senza spostamenti</text:p>
        </text:list-item>
        <text:list-item>
          <text:p text:style-name="P20">selezionare tutti i mezzi, con indice ecologico superiore al valore 2, usati da cittadini il cui nominativo contiene tre caratteri a scelta</text:p>
        </text:list-item>
        <text:list-item>
          <text:p text:style-name="P20">selezionare tutti i cittadini che con i mezzi hanno percorso più di X chilometri (con X valore a scelta)</text:p>
        </text:list-item>
        <text:list-item>
          <text:p text:style-name="P20">calcolare il totale di chilometri percorsi da un determinato mezzo (vedi formula fittizia di calcolo sui chilometri percorsi da un mezzo. NOTA: usare l'operatore SQL "/" per la divisione, per confronto consultare anche la documentazione online)</text:p>
        </text:list-item>
        <text:list-item>
          <text:p text:style-name="P20">calcolare il totale di chilometri percorsi da ciascun mezzo (riferimento codice_mezzo)</text:p>
        </text:list-item>
        <text:list-item>
          <text:p text:style-name="P20">avendo effettuato il calcolo di cui al punto k): calcolare il totale dei chilometri percorsi dai tram (SUM con query annidata...con formula fittizia)</text:p>
        </text:list-item>
        <text:list-item>
          <text:p text:style-name="P20">selezionare tutti i mezzi con cui sono stai percorsi percorso più di Y chilometri (con Y valore a vostra scelta)</text:p>
        </text:list-item>
        <text:list-item>
          <text:p text:style-name="P20">selezionare tutti i mezzi che hanno superato il limite di chilometri percorribili </text:p>
        </text:list-item>
        <text:list-item>
          <text:p text:style-name="P20"/>
        </text:list-item>
        <text:list-item>
          <text:p text:style-name="P20">eliminare tutti gli spostamenti effettuati dai cittadini della zona 'A' (query annidata in condizione 'WHERE')</text:p>
        </text:list-item>
        <text:list-item>
          <text:p text:style-name="P20">aggiornare al valore 45 i chilometri percorsi negli spostamenti per i cittadini della zona 'C' (query annidata in condizione 'WHERE').</text:p>
        </text:list-item>
      </text:list>
      <text:p text:style-name="P8"/>
      <text:p text:style-name="P9">4) Implementare i seguenti TRIGGER di tipo BEFORE INSERT:</text:p>
      <text:list xml:id="list2108514266818266709" text:style-name="L12">
        <text:list-item>
          <text:p text:style-name="P21">impedire l'inserimento di uno spostamento per un cittadino della zona 'A' </text:p>
        </text:list-item>
        <text:list-item>
          <text:p text:style-name="P21">impedire l'inserimento di uno spostamento per un cittadino che ha già percorso X chilometri (X valore a scelta)</text:p>
        </text:list-item>
        <text:list-item>
          <text:p text:style-name="P21">impedire l'inserimento di uno spostamento per un mezzo oltre il suo limite di chilometri percorribili.</text:p>
        </text:list-item>
      </text:list>
      <text:p text:style-name="P35"><text:soft-page-break/>ESERCIZIO N° 2</text:p>
      <text:p text:style-name="P4">“BIBLIOTECA E MAGAZZINO”</text:p>
      <text:p text:style-name="P28"><text:span text:style-name="T8"/></text:p>
      <text:p text:style-name="P28"><text:span text:style-name="T8">Per lo svolgimento dell'esercizio fare riferimento ai materiali didadittici dell'argomento DATABASE in merito al database 'biblioteca' ed al database 'magazzino' di cui si dispone negli esempi <text:s/>con schemi e relativo script SQL. Vedere anche le soluzioni degli esercizi inviate, in particolare quelle fornite negli ultimi incontri.</text:span></text:p>
      <text:p text:style-name="P8"/>
      <text:p text:style-name="P6">biblioteca</text:p>
      <text:p text:style-name="P8"/>
      <text:list xml:id="list4110710426108000507" text:style-name="L13">
        <text:list-item>
          <text:p text:style-name="P22">inserire un cittadino e due nuovi libri che prende in prestito, di cui uno restituisce</text:p>
        </text:list-item>
        <text:list-item>
          <text:p text:style-name="P22">inserire un CHECK sul campo 'anno_edizione' del libro che accetti solo libri editi dopo il 2005. </text:p>
        </text:list-item>
        <text:list-item>
          <text:p text:style-name="P22">selezionare nella tabella 'libro' solo i due nuovi libri inseriti</text:p>
        </text:list-item>
        <text:list-item>
          <text:p text:style-name="P22">aggiornare al valore Y di anno di edizione per tutti quei libri che hanno l'anno di edizione con valore X </text:p>
        </text:list-item>
        <text:list-item>
          <text:p text:style-name="P22">aggiornare al valore Y il codice_tessera di un determinato cittadino che non ha letto libri (nessun libro preso in prestito: individuare il cittadino con query di SELECT opportuna prima di UPDATE...)</text:p>
        </text:list-item>
        <text:list-item>
          <text:p text:style-name="P22">eliminare un cittadino a scelta che ha letto libri (possibili più DELETE in sequenza...)</text:p>
        </text:list-item>
        <text:list-item>
          <text:p text:style-name="P22">selezionare tutti quei cittadini che hanno più di un libro in prestito (un libro preso in prestito che non è ancora stato restituito, data_restituzione con valore...)</text:p>
        </text:list-item>
        <text:list-item>
          <text:p text:style-name="P22">implementare un TRIGGER di tipo BEFORE INSERT che consente il prestito di un libro solo se lo stato è libero e la data_restituzione del nuovo record da inserire è NULL (IF con AND...).</text:p>
        </text:list-item>
      </text:list>
      <text:p text:style-name="P8"/>
      <text:p text:style-name="P8"/>
      <text:p text:style-name="P6">magazzino</text:p>
      <text:p text:style-name="P6"/>
      <text:list xml:id="list8175052617114161002" text:style-name="L14">
        <text:list-item>
          <text:p text:style-name="P23">inserire un nuovo cliente e due nuovi prodotti di tipo lavastoviglie. Uno dei due prodotti viene ordinato dal cliente inserito.</text:p>
        </text:list-item>
        <text:list-item>
          <text:p text:style-name="P23">inserire un CHECK che impedisca di inserire prodotti con valore superiore a 567 euro nel campo 'prezzo'</text:p>
        </text:list-item>
        <text:list-item>
          <text:p text:style-name="P23">selezionare nella tabella 'prodotto' solo i due nuovi prodotti inseriti</text:p>
        </text:list-item>
        <text:list-item>
          <text:p text:style-name="P23">aggiornare al valore Y il prezzo di vendita per tutti quei prodotto che hanno un prezzo pari al valore X </text:p>
        </text:list-item>
        <text:list-item>
          <text:p text:style-name="P23">aggiornare al valore Y il codice_fiscale di un cliente che non ha ordinato prodotti (individuare il cliente con query di SELECT opportuna prima di UPDATE...)</text:p>
        </text:list-item>
        <text:list-item>
          <text:p text:style-name="P23">eliminare un cliente a scelta che ha ordinato prodotti (possibili più DELETE in sequenza...)</text:p>
        </text:list-item>
        <text:list-item>
          <text:p text:style-name="P23">selezionare tutti quei cittadini che hanno effettuato più di un ordine </text:p>
        </text:list-item>
        <text:list-item>
          <text:p text:style-name="P23">implementare un TRIGGER di tipo BEFORE INSERT che consente l'ordine di un prodotto solo se è un televisore ed ha un prezzo di vendita inferiore a 980 euro (IF con AND..., vedi anche soluzione esercizio trigger del 5 dicemrbe 2023).</text:p>
          <text:p text:style-name="P23"/>
        </text:list-item>
      </text:list>
      <text:p text:style-name="P10">ESERCIZIO N° 3</text:p>
      <text:p text:style-name="P4">“COMPETIZIONI: VELOCISTI IN GARA”</text:p>
      <text:p text:style-name="P8"><text:line-break/>Si provi ad implementare il seguente database 'competizioni' a partire dalla sola descrizione dei campi delle tabelle in esso contenute.</text:p>
      <text:p text:style-name="P8"/>
      <text:p text:style-name="P8">Un ente sportivo professionistico vuole gestire, nel corso dell'anno, l'attività di gara per gli atleti velocisti sui 100m, 200m, 400m.</text:p>
      <text:p text:style-name="P8"/>
      <text:p text:style-name="P8">Una gara può avere al massimo sei velocisti iscritti e la registrazione del tempo di gara (partecipazione) è subordinata alla precedente iscrizione del velocista alla gara.</text:p>
      <text:p text:style-name="P8"/>
      <text:p text:style-name="P42">TABELLA VELOCISTA</text:p>
      <text:list xml:id="list7326710470454200815" text:style-name="L15">
        <text:list-item>
          <text:p text:style-name="P24">nominativo: nome e cognome del velocista </text:p>
        </text:list-item>
        <text:list-item>
          <text:p text:style-name="P24">codice fiscale: codice fiscale del velocista</text:p>
        </text:list-item>
        <text:list-item>
          <text:p text:style-name="P24">altezza: altezza del velocista, in centimetri</text:p>
        </text:list-item>
        <text:list-item>
          <text:p text:style-name="P24">peso: peso del velocista, in chilogrammi </text:p>
          <text:p text:style-name="P24"/>
        </text:list-item>
      </text:list>
      <text:p text:style-name="P41">TABELLA GARA</text:p>
      <text:list xml:id="list4291164553143124512" text:style-name="L16">
        <text:list-item>
          <text:p text:style-name="P25">data: data della gara</text:p>
        </text:list-item>
        <text:list-item>
          <text:p text:style-name="P25">luogo: luogo in cui si svolge la gara</text:p>
        </text:list-item>
        <text:list-item>
          <text:p text:style-name="P25">tipologia: gara sui 100m o 200m o 400m</text:p>
          <text:p text:style-name="P25"/>
        </text:list-item>
      </text:list>
      <text:p text:style-name="P8"><text:tab/><text:span text:style-name="T9">TABELLA ISCRIZIONE </text:span>(massimo sei iscritti per gara)</text:p>
      <text:list xml:id="list1747049281568031931" text:style-name="L17">
        <text:list-item>
          <text:p text:style-name="P26">data iscrizione: data in cui il velocista si iscrive alla gara (deve essere inferiore alla data stabilita per la gara...)</text:p>
        </text:list-item>
        <text:list-item>
          <text:p text:style-name="P26">velocista: velocista che si iscrive alla gara</text:p>
        </text:list-item>
        <text:list-item>
          <text:p text:style-name="P26">gara: gara a cui il velocista si iscrive</text:p>
          <text:p text:style-name="P26"/>
        </text:list-item>
      </text:list>
      <text:p text:style-name="P8"><text:tab/><text:span text:style-name="T9">TABELLA PARTECIPAZIONE </text:span>(partecipazione velocista registrabile solo se precedentemente iscritto)</text:p>
      <text:list xml:id="list5296936730460115499" text:style-name="L18">
        <text:list-item>
          <text:p text:style-name="P39"><text:span text:style-name="T5">tempo: tempo realizzato nella gara</text:span></text:p>
        </text:list-item>
        <text:list-item>
          <text:p text:style-name="P39"><text:span text:style-name="T5">velocista: velocista di cui registrare il tempo realizzato nella gara</text:span></text:p>
        </text:list-item>
        <text:list-item>
          <text:p text:style-name="P39"><text:span text:style-name="T5">gara: gara a cui il velocista ha partecipato</text:span></text:p>
        </text:list-item>
      </text:list>
      <text:p text:style-name="P8"/>
      <text:p text:style-name="P30">Implementare lo schema fisico, definendo per ciascuna tabella, nell'ordine:</text:p>
      <text:p text:style-name="P8"/>
      <text:list xml:id="list8457984493743292160" text:style-name="L19">
        <text:list-item>
          <text:p text:style-name="P27">la tipologia del campo</text:p>
        </text:list-item>
        <text:list-item>
          <text:p text:style-name="P27">eventuali campi NULL </text:p>
        </text:list-item>
        <text:list-item>
          <text:p text:style-name="P27">eventuali campi auto-incrementanti</text:p>
        </text:list-item>
        <text:list-item>
          <text:p text:style-name="P27">la chiave primaria (primary-key)</text:p>
        </text:list-item>
        <text:list-item>
          <text:p text:style-name="P27">le eventuali chiavi correlate (foreign-key)</text:p>
        </text:list-item>
        <text:list-item>
          <text:p text:style-name="P27">i campi su cui effettuare il CHECK</text:p>
        </text:list-item>
        <text:list-item>
          <text:p text:style-name="P27">i campi indice </text:p>
        </text:list-item>
        <text:list-item>
          <text:p text:style-name="P27">eventuali trigger sulla base delle condizioni poste su inserimento ISCRIZIONE ed inserimento PARTECIPAZI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Arial, Helvetica, sans-serif"/>
    <style:font-face style:name="OpenSymbol" svg:font-family="OpenSymbol"/>
    <style:font-face style:name="Arial2" svg:font-family="Arial" style:font-family-generic="swiss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Oggetto_20_senza_20_riempimento_20_e_20_linea" style:display-name="Oggetto senza riempimento e linea" style:family="paragraph" style:parent-style-name="Standard"/>
    <style:style style:name="Text" style:family="paragraph" style:parent-style-name="Caption" style:class="extra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Rientro_20_della_20_prima_20_linea" style:display-name="Rientro della prima li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olo1" style:family="paragraph" style:parent-style-name="Standard">
      <style:paragraph-properties fo:text-align="center" style:justify-single-word="false"/>
    </style:style>
    <style:style style:name="Tito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/>
    </style:style>
    <style:style style:name="Intestazione2" style:family="paragraph" style:parent-style-name="Standard">
      <style:paragraph-properties fo:margin-top="0.42cm" fo:margin-bottom="0.21cm"/>
    </style:style>
    <style:style style:name="Linea_20_di_20_quotatura" style:display-name="Linea di quotatura" style:family="paragraph" style:parent-style-name="Standard"/>
    <style:style style:name="Predefinito_7e_LT_7e_Gliederung_20_1" style:display-name="Predefinito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Predefinito_7e_LT_7e_Gliederung_20_2" style:display-name="Predefinito~LT~Gliederung 2" style:family="paragraph" style:parent-style-name="Predefinito_7e_LT_7e_Gliederung_20_1">
      <style:paragraph-properties fo:margin-top="0cm" fo:margin-bottom="0.4cm"/>
      <style:text-properties fo:font-size="28pt" style:font-size-asian="28pt" style:font-size-complex="28pt"/>
    </style:style>
    <style:style style:name="Predefinito_7e_LT_7e_Gliederung_20_3" style:display-name="Predefinito~LT~Gliederung 3" style:family="paragraph" style:parent-style-name="Predefinito_7e_LT_7e_Gliederung_20_2">
      <style:paragraph-properties fo:margin-top="0cm" fo:margin-bottom="0.3cm"/>
      <style:text-properties fo:font-size="24pt" style:font-size-asian="24pt" style:font-size-complex="24pt"/>
    </style:style>
    <style:style style:name="Predefinito_7e_LT_7e_Gliederung_20_4" style:display-name="Predefinito~LT~Gliederung 4" style:family="paragraph" style:parent-style-name="Predefinito_7e_LT_7e_Gliederung_20_3">
      <style:paragraph-properties fo:margin-top="0cm" fo:margin-bottom="0.199cm"/>
      <style:text-properties fo:font-size="20pt" style:font-size-asian="20pt" style:font-size-complex="20pt"/>
    </style:style>
    <style:style style:name="Predefinito_7e_LT_7e_Gliederung_20_5" style:display-name="Predefinito~LT~Gliederung 5" style:family="paragraph" style:parent-style-name="Predefinito_7e_LT_7e_Gliederung_20_4">
      <style:paragraph-properties fo:margin-top="0cm" fo:margin-bottom="0.101cm"/>
    </style:style>
    <style:style style:name="Predefinito_7e_LT_7e_Gliederung_20_6" style:display-name="Predefinito~LT~Gliederung 6" style:family="paragraph" style:parent-style-name="Predefinito_7e_LT_7e_Gliederung_20_5"/>
    <style:style style:name="Predefinito_7e_LT_7e_Gliederung_20_7" style:display-name="Predefinito~LT~Gliederung 7" style:family="paragraph" style:parent-style-name="Predefinito_7e_LT_7e_Gliederung_20_6"/>
    <style:style style:name="Predefinito_7e_LT_7e_Gliederung_20_8" style:display-name="Predefinito~LT~Gliederung 8" style:family="paragraph" style:parent-style-name="Predefinito_7e_LT_7e_Gliederung_20_7"/>
    <style:style style:name="Predefinito_7e_LT_7e_Gliederung_20_9" style:display-name="Predefinito~LT~Gliederung 9" style:family="paragraph" style:parent-style-name="Predefinito_7e_LT_7e_Gliederung_20_8"/>
    <style:style style:name="Predefinito_7e_LT_7e_Titel" style:display-name="Predefinito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Predefinito_7e_LT_7e_Untertitel" style:display-name="Predefinit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finito_7e_LT_7e_Notizen" style:display-name="Predefinit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finito_7e_LT_7e_Hintergrundobjekte" style:display-name="Predefinito~LT~Hintergrundobjekte" style:family="paragraph">
      <style:paragraph-properties style:text-autospace="none"/>
      <style:text-properties style:letter-kerning="true"/>
    </style:style>
    <style:style style:name="Predefinito_7e_LT_7e_Hintergrund" style:display-name="Predefinit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o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Struttura_20_1" style:display-name="Struttur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Struttura_20_2" style:display-name="Struttura 2" style:family="paragraph" style:parent-style-name="Struttura_20_1">
      <style:paragraph-properties fo:margin-top="0cm" fo:margin-bottom="0.4cm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6cm" fo:margin-left="0cm" fo:margin-right="0.041cm" table:align="margins"/>
    </style:style>
    <style:style style:name="Tabella1.A" style:family="table-column">
      <style:table-column-properties style:column-width="5.609cm" style:rel-column-width="21674*"/>
    </style:style>
    <style:style style:name="Tabella1.B" style:family="table-column">
      <style:table-column-properties style:column-width="11.351cm" style:rel-column-width="43861*"/>
    </style:style>
    <style:style style:name="Tabella1.1" style:family="table-row">
      <style:table-row-properties style:min-row-height="1.455cm"/>
    </style:style>
    <style:style style:name="Tabella1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MP1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  <style:text-properties fo:color="#002060" style:text-outline="false" style:text-line-through-styl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text-overline-style="none" style:text-overline-color="font-color"/>
    </style:style>
    <style:style style:name="MP2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 style:writing-mode="lr-tb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fo:color="#002060" style:text-outline="false" style:text-line-through-style="none" style:font-name="Calibri1" fo:font-size="12pt" fo:font-style="normal" fo:text-shadow="none" style:text-underline-style="none" fo:font-weight="bold" style:letter-kerning="true" style:font-name-asian="Calibri1" style:font-size-asian="12pt" style:font-style-asian="normal" style:font-weight-asian="bold" style:font-name-complex="Calibri1" style:font-size-complex="12pt" style:font-style-complex="normal" style:font-weight-complex="bold" style:text-emphasize="none" style:text-overline-style="none" style:text-overline-color="font-color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Table_20_Contents"><draw:frame draw:style-name="Mfr1" draw:name="immagini4" text:anchor-type="paragraph" svg:width="5.413cm" svg:height="1.436cm" draw:z-index="4"><draw:image xlink:href="Pictures/20000007000035210000196E6195D7F7.svm" xlink:type="simple" xlink:show="embed" xlink:actuate="onLoad"/></draw:frame></text:p>
            </table:table-cell>
            <table:table-cell table:style-name="Tabella1.B1" office:value-type="string">
              <text:p text:style-name="MP1">Generation Italy ETS</text:p>
              <text:p text:style-name="MP2"><text:span text:style-name="MT1">corso 23JAITA101 <text:s/></text:span><text:span text:style-name="MT1"><text:line-break/>TEST DATABASE DEL 6 dicembre 2023</text:span></text:p>
            </table:table-cell>
          </table:table-row>
        </table:table>
        <text:p text:style-name="Header"/>
      </style:header>
      <style:footer>
        <text:p text:style-name="MP3">Docente ed autore: @<text:span text:style-name="MT2">Angelo Pasquarelli </text:span><text:tab/><text:tab/>--- Pagina <text:span text:style-name="MT2"><text:page-number text:select-page="current">4</text:page-number></text:span> di <text:span text:style-name="MT2"><text:page-count>5</text:page-count></text:span> --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30T09:56:05.55</meta:creation-date>
    <dc:date>2023-12-06T12:47:06.88</dc:date>
    <meta:editing-duration>PT22H47M21S</meta:editing-duration>
    <meta:editing-cycles>277</meta:editing-cycles>
    <meta:generator>OpenOffice/4.1.14$Win32 OpenOffice.org_project/4114m1$Build-9811</meta:generator>
    <meta:document-statistic meta:table-count="1" meta:image-count="2" meta:object-count="0" meta:page-count="5" meta:paragraph-count="129" meta:word-count="1697" meta:character-count="10494"/>
  </office:meta>
</office:document-meta>
</file>